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0.5839in"/>
    </style:style>
    <style:style style:name="co5" style:family="table-column">
      <style:table-column-properties fo:break-before="auto" style:column-width="1.402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4118in"/>
    </style:style>
    <style:style style:name="co8" style:family="table-column">
      <style:table-column-properties fo:break-before="auto" style:column-width="0.5299in"/>
    </style:style>
    <style:style style:name="co9" style:family="table-column">
      <style:table-column-properties fo:break-before="auto" style:column-width="0.6374in"/>
    </style:style>
    <style:style style:name="co10" style:family="table-column">
      <style:table-column-properties fo:break-before="auto" style:column-width="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Set</text:p>
          </table:table-cell>
          <table:table-cell office:value-type="string">
            <text:p>Imagefile</text:p>
          </table:table-cell>
          <table:table-cell office:value-type="string">
            <text:p>Faction</text:p>
          </table:table-cell>
          <table:table-cell office:value-type="string">
            <text:p>Type</text:p>
          </table:table-cell>
          <table:table-cell office:value-type="string">
            <text:p>Threshold</text:p>
          </table:table-cell>
          <table:table-cell office:value-type="string">
            <text:p>Gold</text:p>
          </table:table-cell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Abilities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[i] Information</text:p>
          </table:table-cell>
          <table:table-cell table:style-name="Default" office:value-type="string">
            <text:p>general</text:p>
          </table:table-cell>
          <table:table-cell table:style-name="Default" office:value-type="string">
            <text:p>Informatio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[i] = [info] This card is for information purposes only. [p] = [playtest] This card has been approved for playtesting. [c] = [core] This card has been approved for core release.</text:p>
          </table:table-cell>
          <table:table-cell table:number-columns-repeated="1013"/>
        </table:table-row>
        <table:table-row table:style-name="ro1">
          <table:table-cell office:value-type="string">
            <text:p>[p] Elvish Archer</text:p>
          </table:table-cell>
          <table:table-cell office:value-type="string">
            <text:p>gaia</text:p>
          </table:table-cell>
          <table:table-cell office:value-type="string">
            <text:p>ElvishArcher</text:p>
          </table:table-cell>
          <table:table-cell office:value-type="string">
            <text:p>Gaia</text:p>
          </table:table-cell>
          <table:table-cell office:value-type="string">
            <text:p>Elf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66666666666667">
            <text:p>2</text:p>
          </table:table-cell>
          <table:table-cell table:style-name="ce2" office:value-type="float" office:value="1.27272727272727">
            <text:p>1</text:p>
          </table:table-cell>
          <table:table-cell office:value-type="string">
            <text:p>Ranged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[p] Elvish Druid</text:p>
          </table:table-cell>
          <table:table-cell office:value-type="string">
            <text:p>gaia</text:p>
          </table:table-cell>
          <table:table-cell office:value-type="string">
            <text:p>ElvishDruid</text:p>
          </table:table-cell>
          <table:table-cell office:value-type="string">
            <text:p>Gaia</text:p>
          </table:table-cell>
          <table:table-cell office:value-type="string">
            <text:p>Elf - Caster</text:p>
          </table:table-cell>
          <table:table-cell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.5">
            <text:p>2</text:p>
          </table:table-cell>
          <table:table-cell table:style-name="ce2" office:value-type="float" office:value="1.90909090909091">
            <text:p>2</text:p>
          </table:table-cell>
          <table:table-cell office:value-type="string">
            <text:p>Protect 2, [m]: Target creature cannot move until end of turn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[p] Elvish Fighter</text:p>
          </table:table-cell>
          <table:table-cell office:value-type="string">
            <text:p>gaia</text:p>
          </table:table-cell>
          <table:table-cell office:value-type="string">
            <text:p>ElvishFighter</text:p>
          </table:table-cell>
          <table:table-cell office:value-type="string">
            <text:p>Gaia</text:p>
          </table:table-cell>
          <table:table-cell office:value-type="string">
            <text:p>Elf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>
            <text:p>[p] Elvish Marksman</text:p>
          </table:table-cell>
          <table:table-cell office:value-type="string">
            <text:p>gaia</text:p>
          </table:table-cell>
          <table:table-cell office:value-type="string">
            <text:p>ElvishMarksman</text:p>
          </table:table-cell>
          <table:table-cell office:value-type="string">
            <text:p>Gaia</text:p>
          </table:table-cell>
          <table:table-cell office:value-type="string">
            <text:p>Elf</text:p>
          </table:table-cell>
          <table:table-cell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Ranged, First strike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[p] Elvish Ranger</text:p>
          </table:table-cell>
          <table:table-cell office:value-type="string">
            <text:p>gaia</text:p>
          </table:table-cell>
          <table:table-cell office:value-type="string">
            <text:p>ElvishRanger</text:p>
          </table:table-cell>
          <table:table-cell office:value-type="string">
            <text:p>Gaia</text:p>
          </table:table-cell>
          <table:table-cell office:value-type="string">
            <text:p>Elf</text:p>
          </table:table-cell>
          <table:table-cell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Stealth 2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[p] Elvish Scout</text:p>
          </table:table-cell>
          <table:table-cell office:value-type="string">
            <text:p>gaia</text:p>
          </table:table-cell>
          <table:table-cell office:value-type="string">
            <text:p>ElvishScout</text:p>
          </table:table-cell>
          <table:table-cell office:value-type="string">
            <text:p>Gaia</text:p>
          </table:table-cell>
          <table:table-cell office:value-type="string">
            <text:p>Elf - Rider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Quick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[p] Elvish Shaman</text:p>
          </table:table-cell>
          <table:table-cell office:value-type="string">
            <text:p>gaia</text:p>
          </table:table-cell>
          <table:table-cell office:value-type="string">
            <text:p>ElvishShaman</text:p>
          </table:table-cell>
          <table:table-cell office:value-type="string">
            <text:p>Gaia</text:p>
          </table:table-cell>
          <table:table-cell office:value-type="string">
            <text:p>Elf - Caster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1</text:p>
          </table:table-cell>
          <table:table-cell table:style-name="ce2" office:value-type="float" office:value="1">
            <text:p>1</text:p>
          </table:table-cell>
          <table:table-cell office:value-type="string">
            <text:p>[m]: Target creature's attack rating is halved (rounded up) for this attack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[p] Elvish Sharpshooter</text:p>
          </table:table-cell>
          <table:table-cell office:value-type="string">
            <text:p>gaia</text:p>
          </table:table-cell>
          <table:table-cell office:value-type="string">
            <text:p>ElvishSharpshooter</text:p>
          </table:table-cell>
          <table:table-cell office:value-type="string">
            <text:p>Gaia</text:p>
          </table:table-cell>
          <table:table-cell office:value-type="string">
            <text:p>Elf</text:p>
          </table:table-cell>
          <table:table-cell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90909090909091">
            <text:p>3</text:p>
          </table:table-cell>
          <table:table-cell office:value-type="string">
            <text:p>Ranged, Elvish Sharpshooter may target a creature when attacking rather than target a player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[p] Merman Brawler</text:p>
          </table:table-cell>
          <table:table-cell office:value-type="string">
            <text:p>gaia</text:p>
          </table:table-cell>
          <table:table-cell office:value-type="string">
            <text:p>MermanBrawler</text:p>
          </table:table-cell>
          <table:table-cell office:value-type="string">
            <text:p>Gaia</text:p>
          </table:table-cell>
          <table:table-cell office:value-type="string">
            <text:p>Merfolk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.66666666666667">
            <text:p>2</text:p>
          </table:table-cell>
          <table:table-cell table:style-name="ce2" office:value-type="float" office:value="2.09090909090909">
            <text:p>2</text:p>
          </table:table-cell>
          <table:table-cell office:value-type="string">
            <text:p>Stun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[p] Merman Hoplite</text:p>
          </table:table-cell>
          <table:table-cell office:value-type="string">
            <text:p>gaia</text:p>
          </table:table-cell>
          <table:table-cell office:value-type="string">
            <text:p>MermanHoplite</text:p>
          </table:table-cell>
          <table:table-cell office:value-type="string">
            <text:p>Gaia</text:p>
          </table:table-cell>
          <table:table-cell office:value-type="string">
            <text:p>Merfolk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string">
            <text:p>Guard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Doubt the Violence</text:p>
          </table:table-cell>
          <table:table-cell office:value-type="string">
            <text:p>gaia</text:p>
          </table:table-cell>
          <table:table-cell office:value-type="string">
            <text:p>DoubtTheViolence</text:p>
          </table:table-cell>
          <table:table-cell office:value-type="string">
            <text:p>Gaia</text:p>
          </table:table-cell>
          <table:table-cell office:value-type="string">
            <text:p>Ev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</text:p>
          </table:table-cell>
          <table:table-cell office:value-type="string">
            <text:p>Target attacker is placed on the top of its Army Deck. If its cost is 3 or less and it has no attacking allies in its front, it is discarded instead. All damage to the defender(s) is resolved as usual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Elvish Captain</text:p>
          </table:table-cell>
          <table:table-cell office:value-type="string">
            <text:p>gaia</text:p>
          </table:table-cell>
          <table:table-cell office:value-type="string">
            <text:p>ElvishCaptain</text:p>
          </table:table-cell>
          <table:table-cell office:value-type="string">
            <text:p>Gaia</text:p>
          </table:table-cell>
          <table:table-cell office:value-type="string">
            <text:p>Unique - Elf - Leader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.90909090909091">
            <text:p>3</text:p>
          </table:table-cell>
          <table:table-cell office:value-type="string">
            <text:p>All ally Gaian creatures except the Elvish Captain get 0/+2 while defending in combat., [m]: Unmark target ally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>
            <text:p>Elvish Shyde</text:p>
          </table:table-cell>
          <table:table-cell office:value-type="string">
            <text:p>gaia</text:p>
          </table:table-cell>
          <table:table-cell office:value-type="string">
            <text:p>ElvishShyde</text:p>
          </table:table-cell>
          <table:table-cell office:value-type="string">
            <text:p>Gaia</text:p>
          </table:table-cell>
          <table:table-cell office:value-type="string">
            <text:p>Elf - Caster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81818181818182">
            <text:p>3</text:p>
          </table:table-cell>
          <table:table-cell office:value-type="string">
            <text:p>[m]: Target ally that would be discarded is instead placed face down as a resource card on your smallest RP.</text:p>
          </table:table-cell>
          <table:table-cell table:number-columns-repeated="1013"/>
        </table:table-row>
        <table:table-row table:style-name="ro1">
          <table:table-cell office:value-type="string">
            <text:p>Payback</text:p>
          </table:table-cell>
          <table:table-cell office:value-type="string">
            <text:p>gaia</text:p>
          </table:table-cell>
          <table:table-cell office:value-type="string">
            <text:p>Payback</text:p>
          </table:table-cell>
          <table:table-cell office:value-type="string">
            <text:p>Gaia</text:p>
          </table:table-cell>
          <table:table-cell office:value-type="string">
            <text:p>Event</text:p>
          </table:table-cell>
          <table:table-cell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office:value-type="string">
            <text:p>Until end of turn, this card becomes a resource pile of size x, where x is equal to the number of enemy attackers this turn. You may only use this RP to pay for Events &amp; Creatures. You may place a creature on it when it comes into play. If you did, deploy it at the end of turn.</text:p>
          </table:table-cell>
          <table:table-cell table:number-columns-repeated="1013"/>
        </table:table-row>
        <table:table-row table:style-name="ro1" table:number-rows-repeated="5"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1014"/>
        </table:table-row>
        <table:table-row table:style-name="ro1">
          <table:table-cell table:number-columns-repeated="6"/>
          <table:table-cell table:style-name="ce2"/>
          <table:table-cell table:style-name="ce3"/>
          <table:table-cell table:style-name="ce2"/>
          <table:table-cell table:style-name="ce4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1014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Sheet1.A3:Sheet1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4">11/24/2010</text:date>, <text:time>14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ne Brimhall</meta:initial-creator>
    <meta:creation-date>2010-11-10T15:13:45</meta:creation-date>
    <meta:generator>OpenOffice.org/3.2$Linux OpenOffice.org_project/320m19$Build-9505</meta:generator>
    <dc:date>2010-11-24T14:37:53</dc:date>
    <dc:creator>Thane Brimhall</dc:creator>
    <meta:editing-duration>PT15H48M04S</meta:editing-duration>
    <meta:editing-cycles>87</meta:editing-cycles>
    <meta:document-statistic meta:table-count="1" meta:cell-count="159" meta:object-count="0"/>
  </office:meta>
</office:document-meta>
</file>